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、だから、今はヴィスティが留守だ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、お、お互い悔いのない戦いをする
ためにも、ま、また出直せって言ってるん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！？　な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したいのは山々なのですが、こちらも
これ以上、時間をかけていられません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悪いけど、ここで討たせてもらう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えへ！　カラットさまには手を
出させないもん！　わたし頑張る！　えへへへ！
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第一手がシールドの展開な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身の劣勢を痛感している何よりのお証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畳み掛けますわよ、サッファ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。</text:p>
          </table:table-cell>
          <table:table-cell table:style-name="ce0" office:value-type="string">
            <text:p>Map389</text:p>
          </table:table-cell>
          <table:table-cell table:style-name="ce0"/>
          <table:table-cell table:style-name="ce0" office:value-type="string">
            <text:p>Yeah.</text:p>
          </table:table-cell>
          <table:table-cell table:number-columns-repeated="1020"/>
        </table:table-row>
        <table:table-row>
          <table:table-cell table:style-name="ce0" office:value-type="string">
            <text:p>ひ、ひいいぃぃ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は洸龍玉の使い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くし達の同時攻撃を一切通さないなんて
素晴らしい魔力ですこと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ノーダメージはすご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すが、これほど強力なシールドを維持する
など、相当な出力を割かれているは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長くは持ち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へ！　バレちゃったか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・・・ブ、ブロンシュ・・・頑張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くっ、やはり双璧の名はダテじゃありません
　わね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よくこれだけの攻撃を耐えられるな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・・・お往生際が・・・ハァ・・・ハ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悪いですわね・・・！！　ハァ・・・ハァ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んん・・・え・・・えへ・・・ん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ァ・・・ハァ・・・でも、さすがに・・・限界み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、ブロンシュぅ・・・ひぐ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ん・・・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ふ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ァ・・・ハ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ぇ・・・ぜぇ・・・</text:p>
          </table:table-cell>
          <table:table-cell table:style-name="ce0" office:value-type="string">
            <text:p>Map195</text:p>
          </table:table-cell>
          <table:table-cell table:style-name="ce0"/>
          <table:table-cell table:style-name="ce0" office:value-type="string">
            <text:p>Hehhh... hehhh...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わわわわ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・・・もう・・・だめ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さあさあ！　いよいよ決着の時です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覚悟を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ぎひゃあああぁぁあああああぁ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何が起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か間に合ったよ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ちゃんだーー！！　えへへ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、ヴィスティいいいぃ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戻ってきたんだなーっ！　よかったああ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　遅くなり申し訳ありませんでした。
魔界でカレーを作っていたもの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？？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御覧のとおり、死神を雇うことに成功
し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4体持ち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お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、死神だって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も、よ・・・4体持ち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そんなの、反則にも程がある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やった、ヴィスティ！　お前なら
やってくれると信じていた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光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いつらは、どういたしま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ダジェルバージ家の門歌を無理やり
歌わせて、屈辱のどん底に落としてやろ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今は牢にでも閉じ込めておけ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り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8+01:00</meta:creation-date>
    <dc:date>2020-02-14T11:52:5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